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16pt" fo:font-weight="bold" officeooo:rsid="001e9760" officeooo:paragraph-rsid="001c99a4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Ubuntu" fo:font-size="16pt" fo:font-weight="bold" officeooo:rsid="0022b801" officeooo:paragraph-rsid="001c99a4" style:font-size-asian="16pt" style:font-weight-asian="bold" style:font-size-complex="16pt" style:font-weight-complex="bold"/>
    </style:style>
    <style:style style:name="T1" style:family="text">
      <style:text-properties officeooo:rsid="0022b801"/>
    </style:style>
    <style:style style:name="T2" style:family="text">
      <style:text-properties officeooo:rsid="001c99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S628 Assignment <text:span text:style-name="T2">2</text:span></text:p>
      <text:p text:style-name="P2">Vishal Kumar</text:p>
      <text:p text:style-name="P1">Roll Number: 2<text:span text:style-name="T1">31110058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5T16:30:53.177856574</meta:creation-date>
    <dc:date>2023-09-25T16:32:48.015424940</dc:date>
    <meta:editing-duration>PT1M55S</meta:editing-duration>
    <meta:editing-cycles>1</meta:editing-cycles>
    <meta:document-statistic meta:table-count="0" meta:image-count="0" meta:object-count="0" meta:page-count="1" meta:paragraph-count="3" meta:word-count="8" meta:character-count="52" meta:non-whitespace-character-count="47"/>
    <meta:generator>LibreOffice/6.4.7.2$Linux_X86_64 LibreOffice_project/40$Build-2</meta:generator>
  </office:meta>
</office:document-meta>
</file>